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fo:font-weight="bold" officeooo:rsid="00189fe2" officeooo:paragraph-rsid="00189fe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89fe2" officeooo:paragraph-rsid="00189f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fr" fo:country="FR" fo:font-weight="normal" officeooo:rsid="00189fe2" officeooo:paragraph-rsid="00189fe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189fe2" officeooo:paragraph-rsid="001bb1d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189fe2" officeooo:paragraph-rsid="001c847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normal" officeooo:rsid="001c8473" officeooo:paragraph-rsid="001c8473" style:font-size-asian="10.5pt" style:font-weight-asian="normal" style:font-size-complex="12pt" style:font-weight-complex="normal"/>
    </style:style>
    <style:style style:name="T1" style:family="text">
      <style:text-properties fo:language="fr" fo:country="FR"/>
    </style:style>
    <style:style style:name="T2" style:family="text">
      <style:text-properties officeooo:rsid="0019dafd"/>
    </style:style>
    <style:style style:name="T3" style:family="text">
      <style:text-properties officeooo:rsid="001bb1df"/>
    </style:style>
    <style:style style:name="T4" style:family="text">
      <style:text-properties officeooo:rsid="001c8473"/>
    </style:style>
    <style:style style:name="T5" style:family="text">
      <style:text-properties officeooo:rsid="001e23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n° 1</text:p>
      <text:p text:style-name="P1"/>
      <text:p text:style-name="P3"/>
      <text:p text:style-name="P3"/>
      <text:p text:style-name="P2"><text:span text:style-name="T1">De: </text:span><text:a xlink:type="simple" xlink:href="mailto:Bernard.Dupond@google.fr">Bernard.Dupond@google.fr</text:a></text:p>
      <text:p text:style-name="P2"><text:span text:style-name="T1">A: </text:span><text:a xlink:type="simple" xlink:href="mailto:Lazy.gay@google.fr">Lazy.gay@google.fr</text:a></text:p>
      <text:p text:style-name="P3">Envoyé le: 18/02/2015 15:03</text:p>
      <text:p text:style-name="P3">Objet: [ EYESTROM PROJET <text:s/>] Part du travail non rendu</text:p>
      <text:p text:style-name="P3"/>
      <text:p text:style-name="P3">Bonjour,</text:p>
      <text:p text:style-name="P3"/>
      <text:p text:style-name="P4"><text:tab/>Etant chef du projet EYESTORM, j<text:span text:style-name="T2">'ai été très</text:span> <text:span text:style-name="T5">surpris que vous n'avez pas rendu votre travail hier. C'est en effet la première fois que cela arrive.</text:span></text:p>
      <text:p text:style-name="P4"/>
      <text:p text:style-name="P4"><text:tab/><text:span text:style-name="T3">Ma note du 25 janvier 2015 précisait que la date du 17 février 2015 était le délai de fin de tâche et de transmission de votre partie du programme EYESTROM au chef de projet, c'est-à-dire à moi. Vous aviez confirmé la reception de cette note.</text:span></text:p>
      <text:p text:style-name="P4"/>
      <text:p text:style-name="P4"><text:tab/><text:span text:style-name="T3">Le non rendu de votre travail aura pour pour conséquences, le retard de livraison du logitiel, ainsi notre entreprise est exposée au paiement de pénalités. Nous pouvons aussi perdre le client, qui est un régulier chez nous, ou bien il peut annulé sa commande.</text:span></text:p>
      <text:p text:style-name="P4"/>
      <text:p text:style-name="P5"><text:tab/><text:span text:style-name="T4">Votre partie du programme à coder doit être terminée dans les 24 heures. En cas de souci, je souhaite que vous m’en informiez au plus tôt afin que je puisse prendre les dispositions nécessaires à la réalisation du travail prévu.</text:span></text:p>
      <text:p text:style-name="P5"/>
      <text:p text:style-name="P5"><text:tab/><text:span text:style-name="T4">Je vous demande de m’indiquer par mail comment vous comptez vous organiser pour qu’un</text:span></text:p>
      <text:p text:style-name="P6">tel incident ne se reproduise plus. Le logiciel MYTIME peut vous être utile pour vous aider à gérer votre planning de tâches. </text:p>
      <text:p text:style-name="P4"/>
      <text:p text:style-name="P3">Cordialement,</text:p>
      <text:p text:style-name="P3"/>
      <text:p text:style-name="P3">Bernard DUPOND</text:p>
      <text:p text:style-name="P3">chef de projet informatique EYESTROM</text:p>
      <text:p text:style-name="P3">Entreprise GOOGLE</text:p>
      <text:p text:style-name="P3">tel: 06.98.46.26.47</text:p>
      <text:p text:style-name="P2"><text:span text:style-name="T1">e-mail: </text:span><text:a xlink:type="simple" xlink:href="mailto:Bernard.Dupond@google.fr">Bernard.Dupond@google.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20:59:12.630478480</meta:creation-date>
    <dc:date>2015-02-22T23:41:01.801311927</dc:date>
    <meta:editing-duration>PT4M9S</meta:editing-duration>
    <meta:editing-cycles>2</meta:editing-cycles>
    <meta:generator>LibreOffice/4.1.6.2$Linux_X86_64 LibreOffice_project/410m0$Build-2</meta:generator>
    <meta:document-statistic meta:table-count="0" meta:image-count="0" meta:object-count="0" meta:page-count="1" meta:paragraph-count="18" meta:word-count="227" meta:character-count="1368" meta:non-whitespace-character-count="1152"/>
  </office:meta>
</office:document-meta>
</file>